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tadataAssemblerTests.testWithOnlyG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tadataAssemblerTests.testWithOnly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tadataAssemblerTests.testManagedResourc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etadataAssemblerTests.testAttribut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tadataAssemblerTests.testReadOnly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tadataAssemblerTests.testAttributeDescriptionOn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tadataAssemblerTests.testWith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MetadataAssemblerTests.testMetric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etadataAssemblerTests.testOperation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tadataAssemblerTests.testMetricDescriptor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etadataAssemblerTests.createJmx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dataAssemblerTests.ge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tadataAssemblerTests.testMetric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etadataAssembler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dataAssembler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adataAssemblerTests.testAttributeDescriptionOnG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tadataAssemblerTests.testReadWrit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etadataAssemblerTests.testOperationParameter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tadataAssemblerTests.tes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